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GB-0.99.0.oxt&#13;&#13;16.06.2020 10:02:2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GB-A-0.99.0.oxt&#13;&#13;16.06.2020 10:02: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GB-L-0.99.0.oxt&#13;&#13;16.06.2020 10:02:3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228745088083833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7459325249869786832" text:style-name="L2">
        <text:list-item>
          <text:p text:style-name="P49">Version 2.1.2 :</text:p>
        </text:list-item>
      </text:list>
      <text:list xml:id="list4033189101358251655" text:style-name="L3">
        <text:list-item>
          <text:list>
            <text:list-item>
              <text:p text:style-name="P50">Localized help : resolved non-functional hyperlink due to API incompatibility introduced by Apache OpenOffice 4.1 (and LibreOffice 4.0).</text:p>
            </text:list-item>
          </text:list>
        </text:list-item>
      </text:list>
      <text:list xml:id="list30244524" text:continue-list="list7459325249869786832" text:style-name="L2">
        <text:list-item>
          <text:p text:style-name="P49">Version 2.1.1 :</text:p>
        </text:list-item>
      </text:list>
      <text:list xml:id="list700327796629912291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0240645" text:continue-list="list30244524" text:style-name="L2">
        <text:list-item>
          <text:p text:style-name="P49">Version 2.1.0 :</text:p>
        </text:list-item>
      </text:list>
      <text:list xml:id="list244698992818486790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0255468" text:continue-list="list30240645" text:style-name="L2">
        <text:list-item>
          <text:p text:style-name="P49">Version 2.0.0 :</text:p>
        </text:list-item>
      </text:list>
      <text:list xml:id="list574615353075050055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0225876" text:continue-list="list30255468" text:style-name="L2">
        <text:list-item>
          <text:p text:style-name="P49">Version 1.5.3 :</text:p>
        </text:list-item>
      </text:list>
      <text:list xml:id="list7599651587774292682"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91952076347685633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558147229733764699"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982800778396664171"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32924422096471024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066929439218661886"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8990087485487125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3639666855168193560"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022597988323172067"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581466829063801681"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084731156088496124" text:style-name="L17">
        <text:list-item>
          <text:p text:style-name="P64">Arg1 : <text:span text:style-name="InstructionMacro">String</text:span> : mandatory, type of control used for the button</text:p>
        </text:list-item>
      </text:list>
      <text:list xml:id="list333544618960511076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95160532220642663"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61414879443284290"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191281396221844729"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192178593190063809"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83041953235673637"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70424745738145731"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611632949424932686"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19753818104005611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8177571167902182353"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564050041845762783"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65579896908047846"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8569087483718447579"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01076504761070573"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956491289173580680"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343265005698147534"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543711254335476779"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curly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text:s/>(en-GB)</text:p>
      <text:p text:style-name="tooltipText"/>
      <text:p text:style-name="tooltipLang"><text:bookmark-start text:name="__RefHeading__44467_325084090"/>Tooltip de<text:bookmark-end text:name="__RefHeading__44467_325084090"/></text:p>
      <text:p text:style-name="descrText">curly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urly (en-GB).</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curly (en-GB).</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92312961358855510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2534842038286674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78759284236839276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354771716289238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24591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7397205569080691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29912734277059616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9228178305190263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3</dc:date>
     <text:p>internal</text:p>
     <text:p>Page2</text:p>
     <text:p/>
    </office:annotation>Paragraph styles</text:p>
      <text:p text:style-name="P28"><office:annotation>
     <dc:creator>BM</dc:creator>
     <dc:date>2008-03-13T00:00:00.83</dc:date>
     <text:p>internal</text:p>
     <text:p>Page7</text:p>
     <text:p/>
    </office:annotation>Hyperlinks</text:p>
      <text:p text:style-name="hlp_5f_paragraph"><text:span text:style-name="T14"><office:annotation>
      <dc:creator>BM</dc:creator>
      <dc:date>2008-03-13T00:00:00.83</dc:date>
      <text:p>internal</text:p>
      <text:p>Page3</text:p>
      <text:p/>
     </office:annotation></text:span><text:span text:style-name="T14">Text formatting</text:span></text:p>
      <text:p text:style-name="P28"><office:annotation>
     <dc:creator>BM</dc:creator>
     <dc:date>2008-03-26T00:00:00.83</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4</dc:date>
     <text:p>external</text:p>
     <text:p>text/swriter/main0210.xhp</text:p>
     <text:p/>
    </office:annotation><text:span text:style-name="T14">Preview topic</text:span> </text:p>
      <text:p text:style-name="hlp_5f_paragraph">This hyperlink displays <text:s/><office:annotation>
     <dc:creator>BM</dc:creator>
     <dc:date>2008-03-15T00:00:00.84</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251681" text:continue-list="list202534842038286674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0245795" text:continue-list="list3024591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5</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5</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0242159" text:continue-list="list3025168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16" meta:character-count="8186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GB", "0.99.0") ' fill with your values
  setExtensionDescription("en")
  setDisplayName("en", "curly (en-GB)")
  setTooltip("en", "en") ' deprecated ! starting from 3.1,use instead setExtensionDescription
endDescription  


beginAnnexes 
  useLibrary("Basic", "curly_en-GB/")
endAnnexes


beginAddonUI

  beginOfficeMenuBarMerging

    beginMergeInstruction("Writer")
      	setMergePoint(".uno:FormatMenu\.uno:PageDialog", "AddAfter", "AddLast") 

      	beginMergeItems
      
        	addSeparator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endMenuItems
		    endMenu
        
      
	    
    	endMergeItems

  	endMergeInstruction

  endOfficeMenuBarMerging




  beginOfficeToolbar

    beginTbTitles("Writer")
      setTitle("curly en-GB")
    endTbTitles
    		beginButton()
            beginTitles("Writer")
              setTitle("Convert ellipses and apostrophes", "en")
            endTitles
            setURL("Basic", "curly_en-GB", "Common", "Main")
			setImage("icons/Work")
		endButton

		beginButton()
            beginTitles("Writer")
              setTitle("em-dash to two hyphens (— → --)", "en")
            endTitles
            setURL("Basic", "curly_en-GB", "Revert", "Dash")
			setImage("icons/DoubleHyphen")
		endButton    

		beginButton()
            beginTitles("Writer")
              setTitle("two hyphens to em-dash (-- → —)", "en")
            endTitles
            setURL("Basic", "curly_en-GB", "Common", "Em_dash")
			setImage("icons/EmDash")
		endButton    

        addSeparator

		beginButton()
            beginTitles("Writer")
              setTitle("Show direct speech (works with BE style quotation marks)", "en")
            endTitles
            setURL("Basic", "curly_en-GB", "QM_en_GB", "ShowDirectSpeech")
			setImage("icons/DirectSpeech")
		endButton

		beginButton()
            beginTitles("Writer")
              setTitle("Back to standard view", "en")
            endTitles
            setURL("Basic", "curly_en-GB", "QM_en_GB", "StandardView")
			setImage("icons/StandardView")
		endButton    

  endOfficeToolbar


  beginAddonMenu

    beginMenu
      beginTitles
	    setTitle("curly en-GB")
      endTitles

      beginMenuItems
		
		beginCommand
            beginTitles("Writer")
              setTitle("Format all to BE style", "en")
            endTitles
            setURL("Basic", "curly_en-GB", "QM_en_GB", "Main")
		endCommand
		
		beginCommand
            beginTitles("Writer")
              setTitle("Back to typewriter style", "en")
            endTitles
            setURL("Basic", "curly_en-GB", "QM_en_GB", "TypewriterView")
		endCommand

        addSeparator

		beginCommand
            beginTitles("Writer")
              setTitle("Convert quotes into exchange format", "en")
            endTitles
            setURL("Basic", "curly_en-GB", "QM_en_GB", "SubstituteQuotes")
		endCommand

        addSeparator
		
		beginCommand
		    beginTitles("Writer")
              setTitle("Number sign to apostrophe (# → ’)", "en")
            endTitles
            setURL("Basic", "curly_en-GB", "Common", "Apostrophe")
			setImage("icons/Apostrophe")
		endCommand

		beginCommand
            beginTitles("Writer")
              setTitle("Three periods to ellipsis (... → …)", "en")
             endTitles
            setURL("Basic", "curly_en-GB", "Common", "Ellipsis")
			setImage("icons/Ellipsis")
		endCommand
		
		beginCommand
            beginTitles("Writer")
              setTitle("Two hyphens to em-dash (-- → —)", "en")
            endTitles
            setURL("Basic", "curly_en-GB", "Common", "Em_dash")
		endCommand
		
		beginCommand
            beginTitles("Writer")
              setTitle("Em-dash to two hyphens (— → --)", "en")
            endTitles
            setURL("Basic", "curly_en-GB", "Revert", "Dash")
		endCommand
		
        addSeparator

		beginCommand
            beginTitles("Writer")
              setTitle("Show direct speech (works with BE style quotation marks)", "en")
            endTitles
            setURL("Basic", "curly_en-GB", "QM_en_GB", "ShowDirectSpeech")
		endCommand

		beginCommand
            beginTitles("Writer")
              setTitle("Back to standard view", "en")
            endTitles
            setURL("Basic", "curly_en-GB", "QM_en_GB",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